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eet.setFooter( String left , String middle , String 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eet.setFooterMargin( double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isBlank( HSSFCellStyle styl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heet.setHCenter( boolean hCe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getCellStyleForRegion( int row , short co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heet.setOrientation( boolean 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Header( String left , String middle , String 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eet.setBottomMargin( double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DefaultRowHeight( double 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eet.setPrintGridLines( boolean gridL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createRow( final int row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getRow( int rowN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heet.setHeaderMargin( double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isValidPoints( double po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heet( final Workbook workbo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eet.assignBlanksToRegion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heet.getDefaultRow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ColumnWidth( final int number , final double po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eet.addStyleRegion( CellRangeAddress cellRang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eet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renameSheet( final String new_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eet.setVCenter( boolean vCe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RightMargin( double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TopMargin( double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isValidColumnPoints( double po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getDefaultColumn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getColumnWidth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DefaultColumnWidth( double wid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eet.setDraft( boolean draft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PaperSize( short pap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Monochrome( boolean no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LeftMargin( double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addMergedRegion( CellRangeAddress cellRang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